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Fett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6.999cm" style:type="right"/>
        </style:tab-stops>
      </style:paragraph-properties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style:font-name="DejaVu Sans3" fo:font-weight="normal" style:font-weight-asian="normal" style:font-weight-complex="normal"/>
    </style:style>
    <style:style style:name="P6" style:family="paragraph" style:parent-style-name="Text_20_body" style:list-style-name="L1">
      <style:text-properties style:font-name="DejaVu Sans3" fo:font-weight="normal" style:font-weight-asian="normal" style:font-weight-complex="normal"/>
    </style:style>
    <style:style style:name="P7" style:family="paragraph" style:parent-style-name="Text_20_body" style:list-style-name="L2">
      <style:text-properties style:font-name="DejaVu Sans3" fo:font-weight="normal" style:font-weight-asian="normal" style:font-weight-complex="normal"/>
    </style:style>
    <style:style style:name="P8" style:family="paragraph" style:parent-style-name="Text_20_body" style:list-style-name="L3">
      <style:text-properties style:font-name="DejaVu Sans3" fo:font-weight="normal" style:font-weight-asian="normal" style:font-weight-complex="normal"/>
    </style:style>
    <style:style style:name="P9" style:family="paragraph" style:parent-style-name="Text_20_body" style:list-style-name="L5">
      <style:text-properties style:font-name="DejaVu Sans3" fo:font-weight="normal" style:font-weight-asian="normal" style:font-weight-complex="normal"/>
    </style:style>
    <style:style style:name="P10" style:family="paragraph" style:parent-style-name="Text_20_body" style:list-style-name="L6">
      <style:text-properties style:font-name="DejaVu Sans3" fo:font-weight="normal" style:font-weight-asian="normal" style:font-weight-complex="normal"/>
    </style:style>
    <style:style style:name="P11" style:family="paragraph" style:parent-style-name="Text_20_body" style:list-style-name="L1">
      <style:text-properties style:font-name="DejaVu Sans3" fo:font-weight="normal" style:font-weight-asian="normal" style:font-weight-complex="normal"/>
    </style:style>
    <style:style style:name="P12" style:family="paragraph" style:parent-style-name="Text_20_body" style:list-style-name="L5">
      <style:text-properties style:font-name="DejaVu Sans3"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Text_20_body" style:list-style-name="L5">
      <style:text-properties style:font-name="DejaVu Sans3"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Text_20_body" style:list-style-name="L7"/>
    <style:style style:name="P15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Text_20_body" style:list-style-name="L7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DejaVu Sans Mono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DejaVu Sans Mono"/>
    </style:style>
    <style:style style:name="T10" style:family="text">
      <style:text-properties style:font-name="DejaVu Sans Mono" fo:font-style="italic" style:font-style-asian="italic" style:font-style-complex="italic"/>
    </style:style>
    <style:style style:name="T11" style:family="text">
      <style:text-properties style:font-name="DejaVu Sans Mono"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ckaging ReactOS Releases</text:h>
      <text:h text:style-name="Heading_20_2" text:outline-level="2">Conventions</text:h>
      <text:p text:style-name="Text_20_body">Replace <text:span text:style-name="T2">[VERSION]</text:span> with the version number of the ReactOS Release (e.g. <text:span text:style-name="T2">0.3.1</text:span>)</text:p>
      <text:p text:style-name="Text_20_body">I assume that you run a multiprocessor system for compiling ReactOS and use TortoiseSVN for SVN work.</text:p>
      <text:p text:style-name="Text_20_body">All instructions for creating ZIP files are explained using the <text:a xlink:type="simple" xlink:href="http://info-zip.org/">Info-ZIP</text:a> <text:span text:style-name="T1">zip</text:span> command line utility.</text:p>
      <text:h text:style-name="Heading_20_2" text:outline-level="2"><text:bookmark text:name="Preparations"/>Preparations</text:h>
      <text:p text:style-name="Text_20_body">Now get a checkout of the <text:span text:style-name="T2">reactos</text:span><text:span text:style-name="T6"> subdirectory of the</text:span> ReactOS Release branch (URL is usually <text:span text:style-name="T2">svn://svn.reactos.org/reactos/branches/ros-branch-X_Y_Z/reactos</text:span>) by using the <text:span text:style-name="T2">SVN Checkout</text:span><text:span text:style-name="T7"> feature of TortoiseSVN.</text:span></text:p>
      <text:p text:style-name="Text_20_body"><text:span text:style-name="T7">As of now (2008-08-23), we also integrate the following modules into a release:</text:span></text:p>
      <text:list text:style-name="L7">
        <text:list-item>
          <text:p text:style-name="P14"><text:span text:style-name="T8">rosapps</text:span><text:span text:style-name="T7"> (</text:span><text:span text:style-name="T3">svn://svn.reactos.org/reactos/branches/ros-branch-X_Y_Z/rosapps</text:span><text:span text:style-name="T7">)</text:span></text:p>
        </text:list-item>
        <text:list-item>
          <text:p text:style-name="P16">wallpaper<text:span text:style-name="T5"> (</text:span><text:span text:style-name="T3">svn://svn.reactos.org/reactos/branches/ros-branch-X_Y_Z/wallpaper</text:span><text:span text:style-name="T5">)</text:span></text:p>
        </text:list-item>
      </text:list>
      <text:p text:style-name="P15"><text:span text:style-name="T5">Check out these modules into the </text:span><text:span text:style-name="T3">modules</text:span><text:span text:style-name="T5"> subdirectory of the checked out ReactOS Release branch.</text:span></text:p>
      <text:p text:style-name="P15"><text:span text:style-name="T5">Now we're ready for creating the packages.</text:span></text:p>
      <text:h text:style-name="P2" text:outline-level="2">Creating the Packages</text:h>
      <text:p text:style-name="Text_20_body">The following packages need to be created for a ReactOS Release:</text:p>
      <text:h text:style-name="Heading_20_3" text:outline-level="3"><text:bookmark text:name="REL-iso"/>ReactOS-<text:span text:style-name="T6">[VERSION]</text:span>-REL-iso.zip</text:h>
      <text:p text:style-name="P4">This package contains the ISO file for the ReactOS Installation on a hard disk. Most users will download this file.<text:line-break/><text:line-break/>Creating this package:</text:p>
      <text:list text:style-name="L1">
        <text:list-item>
          <text:p>Open the <text:span text:style-name="T2">config.rbuild</text:span> file with a text editor.</text:p>
        </text:list-item>
        <text:list-item>
          <text:p text:style-name="P6">Open RosBE and enter the following commands to create the ISO file:<text:line-break/><text:line-break/><text:span text:style-name="T1">clean<text:line-break/>makex bootcd<text:line-break/></text:span></text:p>
        </text:list-item>
        <text:list-item>
          <text:p text:style-name="P6">Create a ZIP file, which only contains the created <text:span text:style-name="T2">ReactOS.iso</text:span> file:<text:line-break/><text:line-break/><text:span text:style-name="T1">zip ReactOS-</text:span><text:span text:style-name="T10">[VERSION]</text:span><text:span text:style-name="T1">-REL-iso.zip ReactOS.iso</text:span></text:p>
        </text:list-item>
      </text:list>
      <text:h text:style-name="Heading_20_3" text:outline-level="3">ReactOS-<text:span text:style-name="T6">[VERSION]</text:span>-REL-live.zip</text:h>
      <text:p text:style-name="P5">This package contains the ReactOS-LiveCD. It is built using the same settings, which were used for building the BootCD (see above).<text:line-break/><text:line-break/>Creating this package:</text:p>
      <text:list text:style-name="L2">
        <text:list-item>
          <text:p text:style-name="P7">Type the following command into the same development environment used to create the <text:a xlink:type="simple" xlink:href="#REL-iso"><text:span text:style-name="T2">ReactOS-</text:span></text:a><text:a xlink:type="simple" xlink:href="#REL-iso"><text:span text:style-name="T6">[VERSION]</text:span></text:a><text:a xlink:type="simple" xlink:href="#REL-iso"><text:span text:style-name="T2">-REL-iso.zip</text:span></text:a> package:<text:line-break/><text:line-break/><text:span text:style-name="T1">makex livecd<text:line-break/></text:span></text:p>
        </text:list-item>
        <text:list-item>
          <text:p text:style-name="P7">Create a ZIP file, which only contains the created <text:span text:style-name="T2">ReactOS-LiveCD.iso</text:span> file:<text:line-break/><text:line-break/><text:span text:style-name="T1">zip ReactOS-</text:span><text:span text:style-name="T10">[VERSION]</text:span><text:span text:style-name="T1">-REL-live.zip ReactOS-LiveCD.iso</text:span></text:p>
        </text:list-item>
      </text:list>
      <text:h text:style-name="Heading_20_3" text:outline-level="3"/>
      <text:h text:style-name="P3" text:outline-level="3">ReactOS-<text:span text:style-name="T6">[VERSION]</text:span>-REL-src.zip</text:h>
      <text:p text:style-name="P5">This package contains the source code of the ReactOS release.<text:line-break/><text:line-break/>Creating this package:</text:p>
      <text:list text:style-name="L3">
        <text:list-item>
          <text:p text:style-name="P8">Create a directory called <text:span text:style-name="T2">ReactOS-</text:span><text:span text:style-name="T6">[VERSION]</text:span>.</text:p>
        </text:list-item>
        <text:list-item>
          <text:p text:style-name="P8">Right-click this directory, choose the <text:span text:style-name="T2">TortoiseSVN</text:span> entry and click on <text:span text:style-name="T2">Export</text:span>. Then enter the URL to the <text:span text:style-name="T2">reactos</text:span><text:span text:style-name="T6"> subdirectory of the</text:span> branch and click on <text:span text:style-name="T2">OK</text:span>.<text:line-break/>This way, we get the source files of this branch without the <text:span text:style-name="T2">.svn</text:span> directories.<text:line-break/>Also export all modules integrated into this ReactOS Release into the <text:span text:style-name="T2">modules</text:span><text:span text:style-name="T6"> subdirectory of the exported </text:span><text:span text:style-name="T2">reactos</text:span><text:span text:style-name="T6"> directory (see </text:span><text:a xlink:type="simple" xlink:href="#Preparations"><text:span text:style-name="T6">Preparations</text:span></text:a><text:span text:style-name="T6"> for more details).</text:span></text:p>
        </text:list-item>
        <text:list-item>
          <text:p text:style-name="P8">Create a ZIP file, which contains this directory. Do not forget to activate the option to store the relative path names:<text:line-break/><text:line-break/><text:span text:style-name="T1">zip -r ReactOS-</text:span><text:span text:style-name="T10">[VERSION]</text:span><text:span text:style-name="T1">-REL-src.zip ReactOS-</text:span><text:span text:style-name="T10">[VERSION]</text:span></text:p>
        </text:list-item>
      </text:list>
      <text:h text:style-name="Heading_20_3" text:outline-level="3">ReactOS-<text:span text:style-name="T6">[VERSION]</text:span>-REL-qemu.zip</text:h>
      <text:p text:style-name="P5">This package contains a preinstalled Debug build of ReactOS in a QEMU virtual machine along with QEMU for Windows.<text:line-break/><text:line-break/>Creating this package:</text:p>
      <text:list text:style-name="L5">
        <text:list-item>
          <text:p text:style-name="P9">Copy the files from the subdirectory <text:span text:style-name="T2">VM-Templates\QEMU</text:span> into a directory called <text:span text:style-name="T2">ReactOS-</text:span><text:span text:style-name="T6">[VERSION]</text:span><text:span text:style-name="T2">-QEMU</text:span>.</text:p>
        </text:list-item>
        <text:list-item>
          <text:p text:style-name="P9">Download an up to date QEMU build for Windows from <text:a xlink:type="simple" xlink:href="http://www.h7.dion.ne.jp/~qemu-win/">http://www.h7.dion.ne.jp/~qemu-win/</text:a>.<text:line-break/><text:span text:style-name="T4">NOTE:</text:span> As of now (2008-08-23), I recommend using the official QEMU 0.9.0 build in favor of newer versions. Newer ones experience problems under Windows Vista.</text:p>
        </text:list-item>
        <text:list-item>
          <text:p text:style-name="P9">Put the QEMU program files in the <text:span text:style-name="T2">files</text:span> subdirectory of the <text:span text:style-name="T2">ReactOS-</text:span><text:span text:style-name="T6">[VERSION]</text:span><text:span text:style-name="T2">-QEMU</text:span> directory, including the QEMU files' subdirectories.</text:p>
        </text:list-item>
        <text:list-item>
          <text:p text:style-name="P9">Remove alternative architecture versions, all HTML files, the Linux stuff, the PXE stuff, alternative BIOS files, all BAT files and the QEMU Readme's from the <text:span text:style-name="T2">files</text:span> directory.<text:line-break/><text:line-break/>For QEMU 0.9.0, this leads to the following files remaining:</text:p>
          <text:list>
            <text:list-item>
              <text:p text:style-name="P12">keymaps<text:span text:style-name="T6"> subdirectory (unmodified)</text:span></text:p>
            </text:list-item>
            <text:list-item>
              <text:p text:style-name="P12">License<text:span text:style-name="T6"> subdirectory (unmodified)</text:span></text:p>
            </text:list-item>
            <text:list-item>
              <text:p text:style-name="P12">bios.bin</text:p>
            </text:list-item>
            <text:list-item>
              <text:p text:style-name="P12">fmod.dll</text:p>
            </text:list-item>
            <text:list-item>
              <text:p text:style-name="P12">libusb0.dll</text:p>
            </text:list-item>
            <text:list-item>
              <text:p text:style-name="P12"><text:soft-page-break/>qemu.exe</text:p>
            </text:list-item>
            <text:list-item>
              <text:p text:style-name="P12">qemu-img.exe</text:p>
            </text:list-item>
            <text:list-item>
              <text:p text:style-name="P12">SDL.dll</text:p>
            </text:list-item>
            <text:list-item>
              <text:p text:style-name="P12">vgabios-cirrus.bin</text:p>
            </text:list-item>
          </text:list>
          <text:p text:style-name="P9"><text:line-break/>This exact list might change for future QEMU versions, so better adhere to the general list of unneeded files above.</text:p>
        </text:list-item>
        <text:list-item>
          <text:p text:style-name="P9">Use the following command to create the virtual hard disk:<text:line-break/><text:line-break/><text:span text:style-name="T1">qemu-img create -f vmdk ReactOS.vmdk 2G<text:line-break/></text:span></text:p>
        </text:list-item>
        <text:list-item>
          <text:p text:style-name="P9">Copy the <text:span text:style-name="T2">ReactOS.iso</text:span> file created for the package <text:a xlink:type="simple" xlink:href="#REL-iso"><text:span text:style-name="T2">ReactOS-</text:span></text:a><text:a xlink:type="simple" xlink:href="#REL-iso"><text:span text:style-name="T6">[VERSION]</text:span></text:a><text:a xlink:type="simple" xlink:href="#REL-iso"><text:span text:style-name="T2">-REL-iso.zip</text:span></text:a> into the <text:span text:style-name="T2">files</text:span> subdirectory and run <text:span text:style-name="T2">install.bat</text:span> to install it.</text:p>
        </text:list-item>
        <text:list-item>
          <text:p text:style-name="P9">Remove the <text:span text:style-name="T2">ReactOS.iso</text:span> and <text:span text:style-name="T2">install.bat</text:span> files.</text:p>
        </text:list-item>
        <text:list-item>
          <text:p text:style-name="P9">Create a ZIP file, which contains this directory. Do not forget to activate the option to store the relative path names:<text:line-break/><text:line-break/><text:span text:style-name="T1">zip -r ReactOS-</text:span><text:span text:style-name="T10">[VERSION]</text:span><text:span text:style-name="T1">-REL-qemu.zip ReactOS-</text:span><text:span text:style-name="T10">[VERSION]</text:span><text:span text:style-name="T11">-QEMU</text:span></text:p>
        </text:list-item>
      </text:list>
      <text:h text:style-name="Heading_20_3" text:outline-level="3">ReactOS-[VERSION]-REL-vmware.zip</text:h>
      <text:p text:style-name="P5">This package contains a preinstalled Release version of ReactOS in a VMware virtual machine. The virtual machine is compatible with VMware Workstation 4.5 or later and all free VMware products.<text:line-break/><text:line-break/>Creating this package:</text:p>
      <text:list text:style-name="L6">
        <text:list-item>
          <text:p text:style-name="P10">Copy the files in the subdirectory <text:span text:style-name="T2">VM-Templates\VMware</text:span> into a directory called <text:span text:style-name="T2">ReactOS-</text:span><text:span text:style-name="T6">[VERSION]</text:span><text:span text:style-name="T2">-VMware</text:span>.</text:p>
        </text:list-item>
        <text:list-item>
          <text:p text:style-name="P10">Copy the <text:span text:style-name="T2">ReactOS.iso</text:span> file created for the package <text:a xlink:type="simple" xlink:href="#REL-iso"><text:span text:style-name="T2">ReactOS-</text:span></text:a><text:a xlink:type="simple" xlink:href="#REL-iso"><text:span text:style-name="T6">[VERSION]</text:span></text:a><text:a xlink:type="simple" xlink:href="#REL-iso"><text:span text:style-name="T2">-REL-iso.zip</text:span></text:a> into this directory.</text:p>
        </text:list-item>
        <text:list-item>
          <text:p text:style-name="P10">Open the <text:span text:style-name="T2">ReactOS-Installation.vmx</text:span> file in your VMware product, click on <text:span text:style-name="T2">Edit virtual machine settings</text:span> and on <text:span text:style-name="T2">Add</text:span>.</text:p>
        </text:list-item>
        <text:list-item>
          <text:p text:style-name="P10">Add a new hard disk called <text:span text:style-name="T2">ReactOS.vmdk</text:span> with 2 GB size and in a growable format (deselect <text:span text:style-name="T2">Allocate all disk space now</text:span>).</text:p>
        </text:list-item>
        <text:list-item>
          <text:p text:style-name="P10">Remove the just created <text:span text:style-name="T2">Hard Disk 2</text:span> entry as we already have a <text:span text:style-name="T2">Hard Disk</text:span> entry, which now uses the created file.</text:p>
        </text:list-item>
        <text:list-item>
          <text:p text:style-name="P10">Start the virtual machine and install ReactOS on it.</text:p>
        </text:list-item>
        <text:list-item>
          <text:p text:style-name="P10">Remove all files in this directory except <text:span text:style-name="T2">ReactOS.vmx</text:span>, <text:span text:style-name="T2">ReactOS.vmdk</text:span> and <text:span text:style-name="T2">Readme.txt</text:span></text:p>
        </text:list-item>
        <text:list-item>
          <text:p text:style-name="P10">Create a ZIP file, which contains the <text:span text:style-name="T2">ReactOS-</text:span><text:span text:style-name="T6">[VERSION]</text:span><text:span text:style-name="T2">-VMware</text:span> directory. Do not forget to activate the option to store the relative path names:<text:line-break/><text:line-break/><text:soft-page-break/><text:span text:style-name="T1">zip -r ReactOS-</text:span><text:span text:style-name="T10">[VERSION]</text:span><text:span text:style-name="T1">-REL-vmware.zip ReactOS-</text:span><text:span text:style-name="T10">[VERSION]-VMwar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Fett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DejaVu Sans1"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DejaVu Sans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52cm" fo:margin-bottom="0.21cm"/>
      <style:text-properties style:font-name="DejaVu Sans2" fo:font-size="14pt" fo:font-style="italic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>
        <style:tab-stops>
          <style:tab-stop style:position="16.999cm" style:type="right"/>
        </style:tab-stops>
      </style:paragraph-properties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pm1">
      <style:footer>
        <text:p text:style-name="P1"><text:file-name text:display="name-and-extension">Packaging ReactOS Releases.odt</text:file-name>, written by <text:initial-creator>Colin Finck</text:initial-creator> on <text:date style:data-style-name="N84" text:date-value="2007-03-09T16:03:17.68" text:fixed="true">2007-03-09</text:date><text:tab/>Page <text:page-number text:select-page="current">5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Packaging ReactOS Releases - Revision 2.0</dc:title>
    <meta:initial-creator>Colin Finck</meta:initial-creator>
    <meta:creation-date>2007-02-21T15:27:11</meta:creation-date>
    <dc:creator>Colin Finck</dc:creator>
    <dc:date>2008-08-23T12:32:02</dc:date>
    <meta:editing-cycles>30</meta:editing-cycles>
    <meta:editing-duration>PT5H33M24S</meta:editing-duration>
    <meta:template xlink:type="simple" xlink:actuate="onRequest" xlink:href="../Vorlagen/ReactOS.ott" xlink:title="ReactOS" meta:date="2007-02-21T15:27:11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59" meta:word-count="848" meta:character-count="5368"/>
  </office:meta>
</office:document-meta>
</file>